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tarting a new projec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ory and practice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5">
              <text:list-item>
                <text:p text:style-name="P1">Burst of enthusiasm</text:p>
                <text:list>
                  <text:list-item>
                    <text:list>
                      <text:list-item>
                        <text:p text:style-name="P1">Many/most projects start with a burst of enthusiasm by one person</text:p>
                      </text:list-item>
                      <text:list-item>
                        <text:p text:style-name="P1">Few projects actually think about all the issues of running a FOSS project at the start</text:p>
                      </text:list-item>
                    </text:list>
                  </text:list-item>
                </text:list>
              </text:list-item>
              <text:list-item>
                <text:p text:style-name="P1">Follow a recipe?</text:p>
                <text:list>
                  <text:list-item>
                    <text:list>
                      <text:list-item>
                        <text:p text:style-name="P1">Knowing the recipe helps, but a good cook also improvises!</text:p>
                      </text:list-item>
                    </text:list>
                  </text:list-item>
                </text:list>
              </text:list-item>
              <text:list-item>
                <text:p text:style-name="P1">Help or motivation?</text:p>
                <text:list>
                  <text:list-item>
                    <text:list>
                      <text:list-item>
                        <text:p text:style-name="P1">Do you need help to write the first version, or just motivation from enthusiastic users?</text:p>
                      </text:list-item>
                      <text:list-item>
                        <text:p text:style-name="P1">If you need help, then setting up the infrastructure well is especially import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ings to decide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hink about</text:p>
                <text:list>
                  <text:list-item>
                    <text:list>
                      <text:list-item>
                        <text:p text:style-name="P1">What are the project aims?</text:p>
                        <text:list>
                          <text:list-item>
                            <text:list>
                              <text:list-item>
                                <text:p text:style-name="P1">Don't be too grandiose at first</text:p>
                              </text:list-item>
                              <text:list-item>
                                <text:p text:style-name="P1">World domination takes time – start small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What structure do you want?</text:p>
                        <text:list>
                          <text:list-item>
                            <text:list>
                              <text:list-item>
                                <text:p text:style-name="P1">Usually start with a very simple structure</text:p>
                              </text:list-item>
                              <text:list-item>
                                <text:p text:style-name="P1">One committer, easy contribution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What license do you want?</text:p>
                        <text:list>
                          <text:list-item>
                            <text:list>
                              <text:list-item>
                                <text:p text:style-name="P1">Don't invent a new license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Source code management</text:p>
                      </text:list-item>
                      <text:list-item>
                        <text:p text:style-name="P1">Use a canned hosting site?</text:p>
                      </text:list-item>
                      <text:list-item>
                        <text:p text:style-name="P1">Do you need a mailing list? IRC channel? Web site?</text:p>
                      </text:list-item>
                      <text:list-item>
                        <text:p text:style-name="P1">How will you track bug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king cod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Start with working code</text:p>
                <text:list>
                  <text:list-item>
                    <text:list>
                      <text:list-item>
                        <text:p text:style-name="P1">Before the first announcement, get <text:span text:style-name="T1">something</text:span> working</text:p>
                      </text:list-item>
                      <text:list-item>
                        <text:p text:style-name="P1">Working code gives positive feedback from potential contributors and users</text:p>
                      </text:list-item>
                      <text:list-item>
                        <text:p text:style-name="P1">Working code doesn't mean perfect code!</text:p>
                      </text:list-item>
                    </text:list>
                  </text:list-item>
                </text:list>
              </text:list-item>
              <text:list-item>
                <text:p text:style-name="P1">Follow common conventions</text:p>
                <text:list>
                  <text:list-item>
                    <text:list>
                      <text:list-item>
                        <text:p text:style-name="P1">Look at how related projects handle build and coding issues</text:p>
                      </text:list-item>
                      <text:list-item>
                        <text:p text:style-name="P1">Follow their lead if possible</text:p>
                      </text:list-item>
                    </text:list>
                  </text:list-item>
                </text:list>
              </text:list-item>
              <text:list-item>
                <text:p text:style-name="P1">First impressions matter</text:p>
                <text:list>
                  <text:list-item>
                    <text:list>
                      <text:list-item>
                        <text:p text:style-name="P1">Make it very easy to build and try the first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nnouncing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Initial announcement</text:p>
                <text:list>
                  <text:list-item>
                    <text:list>
                      <text:list-item>
                        <text:p text:style-name="P1">Add the project to freshmeat.net</text:p>
                      </text:list-item>
                      <text:list-item>
                        <text:p text:style-name="P1">Find mailing lists for closely related projects</text:p>
                      </text:list-item>
                      <text:list-item>
                        <text:p text:style-name="P1">Don't spam every list!</text:p>
                      </text:list-item>
                      <text:list-item>
                        <text:p text:style-name="P1">Be humble – don't oversell the project</text:p>
                      </text:list-item>
                      <text:list-item>
                        <text:p text:style-name="P1">Make sure you include vital project info</text:p>
                        <text:list>
                          <text:list-item>
                            <text:list>
                              <text:list-item>
                                <text:p text:style-name="P1">What is it for?</text:p>
                              </text:list-item>
                              <text:list-item>
                                <text:p text:style-name="P1">What programming language?</text:p>
                              </text:list-item>
                              <text:list-item>
                                <text:p text:style-name="P1">What platforms does it target?</text:p>
                              </text:list-item>
                              <text:list-item>
                                <text:p text:style-name="P1">What license have you chosen?</text:p>
                              </text:list-item>
                              <text:list-item>
                                <text:p text:style-name="P1">Where do people find out more?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Nurturing the project</text:p>
          </draw:text-box>
        </draw:frame>
        <draw:frame presentation:style-name="pr4" draw:layer="layout" svg:width="23.912cm" svg:height="13.082cm" svg:x="2.058cm" svg:y="5.838cm" presentation:class="outline" presentation:user-transformed="true">
          <draw:text-box>
            <text:list text:style-name="L5">
              <text:list-item>
                <text:p text:style-name="P1">Positive feedback</text:p>
                <text:list>
                  <text:list-item>
                    <text:list>
                      <text:list-item>
                        <text:p text:style-name="P1">The key to early success is positive feedback to contributors</text:p>
                      </text:list-item>
                      <text:list-item>
                        <text:p text:style-name="P1">Answer every contribution, be encouraging!</text:p>
                      </text:list-item>
                      <text:list-item>
                        <text:p text:style-name="P1">Answer email fast, encourage IRC discussions</text:p>
                      </text:list-item>
                    </text:list>
                  </text:list-item>
                </text:list>
              </text:list-item>
              <text:list-item>
                <text:p text:style-name="P1">Releases</text:p>
                <text:list>
                  <text:list-item>
                    <text:list>
                      <text:list-item>
                        <text:p text:style-name="P1">Get releases out fast and frequently</text:p>
                      </text:list-item>
                      <text:list-item>
                        <text:p text:style-name="P1">Use snapshot releases if need be</text:p>
                      </text:list-item>
                      <text:list-item>
                        <text:p text:style-name="P1">Post a summary of changes in each release</text:p>
                        <text:list>
                          <text:list-item>
                            <text:list>
                              <text:list-item>
                                <text:p text:style-name="P1">Give careful credit for all contribu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ncourage discussion</text:p>
                <text:list>
                  <text:list-item>
                    <text:list>
                      <text:list-item>
                        <text:p text:style-name="P1">Ask others' opinions</text:p>
                      </text:list-item>
                      <text:list-item>
                        <text:p text:style-name="P1">Listen to the feedback you g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As the project grows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Things to start considering</text:p>
                <text:list>
                  <text:list-item>
                    <text:list>
                      <text:list-item>
                        <text:p text:style-name="P1">Packaging for major distros?</text:p>
                      </text:list-item>
                      <text:list-item>
                        <text:p text:style-name="P1">Do you want to do binary packages?</text:p>
                      </text:list-item>
                      <text:list-item>
                        <text:p text:style-name="P1">Should you write articles for magazines/web sites?</text:p>
                      </text:list-item>
                      <text:list-item>
                        <text:p text:style-name="P1">Should you have a development blog?</text:p>
                      </text:list-item>
                    </text:list>
                  </text:list-item>
                </text:list>
              </text:list-item>
              <text:list-item>
                <text:p text:style-name="P1">Project structure</text:p>
                <text:list>
                  <text:list-item>
                    <text:list>
                      <text:list-item>
                        <text:p text:style-name="P1">Regularly evaluate how the project is working</text:p>
                      </text:list-item>
                      <text:list-item>
                        <text:p text:style-name="P1">Do you want to formalise the structure?</text:p>
                        <text:list>
                          <text:list-item>
                            <text:list>
                              <text:list-item>
                                <text:p text:style-name="P1">If so, make sure to discuss it first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Do you need to start defining project role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Scaling up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1">FOSS projects can grow quickly</text:p>
                <text:list>
                  <text:list-item>
                    <text:list>
                      <text:list-item>
                        <text:p text:style-name="P1">Is there too much load on one person?</text:p>
                      </text:list-item>
                      <text:list-item>
                        <text:p text:style-name="P1">Can you break the project into modules?</text:p>
                      </text:list-item>
                      <text:list-item>
                        <text:p text:style-name="P1">Use separate mailing lists for different parts?</text:p>
                      </text:list-item>
                      <text:list-item>
                        <text:p text:style-name="P1">Delegate! Find people you trust, and give them a role</text:p>
                      </text:list-item>
                    </text:list>
                  </text:list-item>
                </text:list>
              </text:list-item>
              <text:list-item>
                <text:p text:style-name="P1">Things that can help</text:p>
                <text:list>
                  <text:list-item>
                    <text:list>
                      <text:list-item>
                        <text:p text:style-name="P1">Post a regular development summary?</text:p>
                      </text:list-item>
                      <text:list-item>
                        <text:p text:style-name="P1">Start a project conference? Or a mini-conf?</text:p>
                      </text:list-item>
                      <text:list-item>
                        <text:p text:style-name="P1">Look at how other projects handled growth. Pick an approach that worked for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Andrew Tridgell</meta:initial-creator>
    <meta:creation-date>2009-03-07T14:24:48</meta:creation-date>
    <dc:creator>Michael Carden</dc:creator>
    <dc:date>2009-05-18T16:15:29</dc:date>
    <meta:editing-cycles>265</meta:editing-cycles>
    <meta:editing-duration>PT209H55M01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